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81D41A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fo:background-color="#92D050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81D41A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B05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6.748125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13.6525cm"/>
    </style:style>
    <style:style style:name="co6" style:family="table-column">
      <style:table-column-properties fo:break-before="auto" style:column-width="28.2575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penX65-vab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/home/jara/ownCloud/elektronika/Open65/pcb/vabo-rev01/openX65-vabo.kicad_s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string" table:style-name="ce1">
            <text:p>Pá 28. dubna 2023, 13:01: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6.0.11-3.fc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/usr/share/kicad/plugins/bom_csv_grouped_by_value_with_fp.p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201" table:style-name="ce1">
            <text:p>2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ef</text:p>
          </table:table-cell>
          <table:table-cell office:value-type="string" table:style-name="ce2">
            <text:p>Qn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Cmp name</text:p>
          </table:table-cell>
          <table:table-cell office:value-type="string" table:style-name="ce2">
            <text:p>Footpri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Vend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pan text:style-name="T2">C201</text:span>,<text:s/><text:span text:style-name="T2">C202</text:span>,<text:s/><text:span text:style-name="T2">C203</text:span>,<text:s/><text:span text:style-name="T2">C205</text:span>,<text:s/><text:span text:style-name="T2">C206</text:span>,<text:s/><text:span text:style-name="T2">C211</text:span>,<text:s/><text:span text:style-name="T2">C401</text:span>,<text:s/><text:span text:style-name="T2">C402</text:span>,<text:s/><text:span text:style-name="T2">C404</text:span>,<text:s/><text:span text:style-name="T2">C405</text:span>,<text:s/><text:span text:style-name="T2">C501</text:span>, C601, C602, C603, C604, C606, C607, C608, C702, C703, C709, C711, C801, C802, C803, C804, C805, C807, C808, C809, C810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Unpolarized capacitor, small symbo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302, C502, C719, C816, C817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2u/16V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Unpolarized capacit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403, C706, C707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u7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Unpolarized capacitor, small symbo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701, C806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u3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Unpolarized capacitor, small symbo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704, C705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n7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Unpolarized capacitor, small symbo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708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30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Unpolarized capacit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811, C812, C815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Unpolarized capacitor, small symbo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818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nF/2kV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acitor_SMD:C_1206_3216Metric_Pad1.33x1.80mm_HandSolder</text:p>
          </table:table-cell>
          <table:table-cell office:value-type="string" table:style-name="ce1">
            <text:p>Unpolarized capacit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201, D601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S10S30,H3F</text:p>
          </table:table-cell>
          <table:table-cell office:value-type="string" table:style-name="ce1">
            <text:p>D_Schottky</text:p>
          </table:table-cell>
          <table:table-cell office:value-type="string" table:style-name="ce1">
            <text:p>Diode_SMD:D_SOD-323_HandSoldering</text:p>
          </table:table-cell>
          <table:table-cell office:value-type="string" table:style-name="ce1">
            <text:p>Schottky diod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D203, D605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D_GREEN_0603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Light emitting diod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50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4040LCGCK-AMT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ledplcc2:PLCC2_4x4mm</text:p>
          </table:table-cell>
          <table:table-cell office:value-type="string" table:style-name="ce1">
            <text:p>Light emitting di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502, D503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A4040SESK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ledplcc2:PLCC2_4x4mm</text:p>
          </table:table-cell>
          <table:table-cell office:value-type="string" table:style-name="ce1">
            <text:p>Light emitting di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B801, FB802, FB803, FB804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BK160808T-221Y-N</text:p>
          </table:table-cell>
          <table:table-cell office:value-type="string" table:style-name="ce1">
            <text:p>FerriteBead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Ferrite bead, small symbo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302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S1093-01-BN40</text:p>
          </table:table-cell>
          <table:table-cell office:value-type="string" table:style-name="ce1">
            <text:p>Mini-DIN-4-SH</text:p>
          </table:table-cell>
          <table:table-cell office:value-type="string" table:style-name="ce1">
            <text:p>vera-module:DS1093-01-BN40</text:p>
          </table:table-cell>
          <table:table-cell office:value-type="string" table:style-name="ce1">
            <text:p>4-pin Mini-DIN connec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303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D15S13E4GV00LF</text:p>
          </table:table-cell>
          <table:table-cell office:value-type="string" table:style-name="ce1">
            <text:p>DB15_Female_HighDensity_MountingHoles</text:p>
          </table:table-cell>
          <table:table-cell office:value-type="string" table:style-name="ce1">
            <text:p>vera-module:ICD15S13E4GV00LF</text:p>
          </table:table-cell>
          <table:table-cell office:value-type="string" table:style-name="ce1">
            <text:p>15-pin female D-SUB connector, High density (3 columns), Triple Row, Generic, VGA-connector, Mounting Hol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J401,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DM1AA-SF-PEJ</text:p>
          </table:table-cell>
          <table:table-cell office:value-type="string" table:style-name="ce5">
            <text:p>SD_Card_wSwitches</text:p>
          </table:table-cell>
          <table:table-cell office:value-type="string" table:style-name="ce5">
            <text:p>Connector_Card:SD_Hirose_DM1AA_SF_PEJ82</text:p>
          </table:table-cell>
          <table:table-cell office:value-type="string" table:style-name="ce5">
            <text:p>SD Card Reader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">
            <text:p>J501, J502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CK 2x10p 2,54mm</text:p>
          </table:table-cell>
          <table:table-cell office:value-type="string" table:style-name="ce1">
            <text:p>Conn_02x10_Odd_Even</text:p>
          </table:table-cell>
          <table:table-cell office:value-type="string" table:style-name="ce1">
            <text:p>Connector_PinSocket_2.54mm:PinSocket_2x10_P2.54mm_Vertical</text:p>
          </table:table-cell>
          <table:table-cell office:value-type="string" table:style-name="ce1">
            <text:p>Generic connector, double row, 02x10, odd/even pin numbering scheme (row 1 odd numbers, row 2 even numbers), script generated (kicad-library-utils/schlib/autogen/connector/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70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umberg 1503-07</text:p>
          </table:table-cell>
          <table:table-cell office:value-type="string" table:style-name="ce1">
            <text:p>AudioJack3</text:p>
          </table:table-cell>
          <table:table-cell office:value-type="string" table:style-name="ce1">
            <text:p>Connector_Audio:Jack_3.5mm_Lumberg_1503_07_Horizontal</text:p>
          </table:table-cell>
          <table:table-cell office:value-type="string" table:style-name="ce1">
            <text:p>Audio Jack, 3 Poles (Stereo / TR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702, J703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S 1x2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Generic connector, single row, 01x02, script generated (kicad-library-utils/schlib/autogen/connector/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80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JMG1BD3B8K1ANR</text:p>
          </table:table-cell>
          <table:table-cell office:value-type="string" table:style-name="ce1">
            <text:p>RJ45_Amphenol_RJMG1BD3B8K1ANR</text:p>
          </table:table-cell>
          <table:table-cell office:value-type="string" table:style-name="ce1">
            <text:p>Connector_RJ:RJ45_Amphenol_RJMG1BD3B8K1ANR</text:p>
          </table:table-cell>
          <table:table-cell office:value-type="string" table:style-name="ce1">
            <text:p>1 Port RJ45 Magjack Connector Through Hole 10/100 Base-T, AutoMDI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201, Q401, Q601, Q701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SS138</text:p>
          </table:table-cell>
          <table:table-cell office:value-type="string" table:style-name="ce1">
            <text:p>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0.17A Id, 100V Vds, N-Channel MOSFET, SOT-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pan text:style-name="T2">R201</text:span>,<text:s/><text:span text:style-name="T2">R203</text:span>,<text:s/><text:span text:style-name="T2">R401, R402</text:span>,<text:s/><text:span text:style-name="T2">R409</text:span>,<text:s/><text:span text:style-name="T2">R410</text:span>,<text:span text:style-name="T2"><text:s/>R411, R412</text:span>,<text:s/><text:span text:style-name="T2">R501</text:span>,<text:s/><text:span text:style-name="T2">R502</text:span>,<text:s/><text:span text:style-name="T2">R503</text:span>,<text:s/><text:span text:style-name="T2">R504</text:span>,<text:s/><text:span text:style-name="T2">R505</text:span>,<text:s/><text:span text:style-name="T2">R506</text:span>,<text:s/><text:span text:style-name="T2">R510</text:span>,<text:s/><text:span text:style-name="T2">R511</text:span>,<text:s/><text:span text:style-name="T2">R601</text:span>, R602, R603, R604, R605, R606,<text:s/><text:span text:style-name="T2">R611</text:span>, R704, R706, R708, R803, R806, R819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pan text:style-name="T2">R204</text:span>, R205, R206, R809, R810, R811, R812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50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pan text:style-name="T2">R207</text:span>, R303, R304, R507, R508, R509, R619, R807, R808, R818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70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pan text:style-name="T2">R208</text:span>, R305, R607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01, R302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, small symbo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07, R308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75R</text:p>
          </table:table-cell>
          <table:table-cell office:value-type="string" table:style-name="ce1">
            <text:p>R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, small symbo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309, R313, R317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10R</text:p>
          </table:table-cell>
          <table:table-cell office:value-type="string" table:style-name="ce1">
            <text:p>R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, small symbo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310, R314, R318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910R</text:p>
          </table:table-cell>
          <table:table-cell office:value-type="string" table:style-name="ce1">
            <text:p>R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, small symbo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311, R315, R319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k</text:p>
          </table:table-cell>
          <table:table-cell office:value-type="string" table:style-name="ce1">
            <text:p>R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, small symbo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312, R316, R320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k3</text:p>
          </table:table-cell>
          <table:table-cell office:value-type="string" table:style-name="ce1">
            <text:p>R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, small symbo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21, R322, R821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820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323, R326, R329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7R</text:p>
          </table:table-cell>
          <table:table-cell office:value-type="string" table:style-name="ce1">
            <text:p>R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, small symbo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324, R327, R330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60R</text:p>
          </table:table-cell>
          <table:table-cell office:value-type="string" table:style-name="ce1">
            <text:p>R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, small symbo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325, R328, R331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50R</text:p>
          </table:table-cell>
          <table:table-cell office:value-type="string" table:style-name="ce1">
            <text:p>R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, small symbo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403, R404, R405, R406, R407, R408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7k</text:p>
          </table:table-cell>
          <table:table-cell office:value-type="string" table:style-name="ce1">
            <text:p>R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, small symbo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13, R707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701, R702, R709, R710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60R</text:p>
          </table:table-cell>
          <table:table-cell office:value-type="string" table:style-name="ce1">
            <text:p>R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, small symbo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703, R705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9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80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2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802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00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804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M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2512_6332Metric_Pad1.40x3.3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813, R814, R815, R816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R3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820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k5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Resis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N301, RN302, RN303, RN304, RN305, RN306, RN307, RN308, RN309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AY16-1001F4LF</text:p>
          </table:table-cell>
          <table:table-cell office:value-type="string" table:style-name="ce1">
            <text:p>R_Pack04</text:p>
          </table:table-cell>
          <table:table-cell office:value-type="string" table:style-name="ce1">
            <text:p>Resistor_SMD:R_Array_Convex_4x0603</text:p>
          </table:table-cell>
          <table:table-cell office:value-type="string" table:style-name="ce1">
            <text:p>4 resistor network, parallel topolog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40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TS645VM13SMTR92 LFS</text:p>
          </table:table-cell>
          <table:table-cell office:value-type="string" table:style-name="ce1">
            <text:p>SW_Push_SH</text:p>
          </table:table-cell>
          <table:table-cell office:value-type="string" table:style-name="ce1">
            <text:p>switches:PTS645VM13SMTR92 LFS</text:p>
          </table:table-cell>
          <table:table-cell office:value-type="string" table:style-name="ce1">
            <text:p>Push button switch, generic, two pi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50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6SN-4101</text:p>
          </table:table-cell>
          <table:table-cell office:value-type="string" table:style-name="ce1">
            <text:p>SW_DIP_x04</text:p>
          </table:table-cell>
          <table:table-cell office:value-type="string" table:style-name="ce1">
            <text:p>Button_Switch_SMD:SW_DIP_SPSTx04_Slide_Omron_A6S-410x_W8.9mm_P2.54mm</text:p>
          </table:table-cell>
          <table:table-cell office:value-type="string" table:style-name="ce1">
            <text:p>4x DIP Switch, Single Pole Single Throw (SPST) switch, small symbo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70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MS3S102AM6QE</text:p>
          </table:table-cell>
          <table:table-cell office:value-type="string" table:style-name="ce1">
            <text:p>SW_SPDT_MSM</text:p>
          </table:table-cell>
          <table:table-cell office:value-type="string" table:style-name="ce1">
            <text:p>switches:Switch_5M_M6</text:p>
          </table:table-cell>
          <table:table-cell office:value-type="string" table:style-name="ce1">
            <text:p>Switch, single pole double throw, center OFF positio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201,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CE40UP5K-SG48ITR50</text:p>
          </table:table-cell>
          <table:table-cell office:value-type="string" table:style-name="ce4">
            <text:p>ICE40UP5K-SG48ITR50</text:p>
          </table:table-cell>
          <table:table-cell office:value-type="string" table:style-name="ce4">
            <text:p>Package_DFN_QFN:QFN-48-1EP_7x7mm_P0.5mm_EP5.3x5.3mm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1">
            <text:p>U30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S7314D</text:p>
          </table:table-cell>
          <table:table-cell office:value-type="string" table:style-name="ce1">
            <text:p>THS7314D</text:p>
          </table:table-cell>
          <table:table-cell office:value-type="string" table:style-name="ce1">
            <text:p>Package_SO:SOIC-8_3.9x4.9mm_P1.27m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pan text:style-name="T3">U401</text:span>, U603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25Q16JVSNIQ</text:p>
          </table:table-cell>
          <table:table-cell office:value-type="string" table:style-name="ce1">
            <text:p>W25Q32JVSS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32Mb Serial Flash Memory, Standard/Dual/Quad SPI, SOIC-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pan text:style-name="T3">U402</text:span>,<text:s/><text:span text:style-name="T3">U404</text:span>,<text:s/><text:span text:style-name="T3">U504</text:span>, U602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74CBTLV3126PW,118</text:p>
          </table:table-cell>
          <table:table-cell office:value-type="string" table:style-name="ce1">
            <text:p>74CBTLV3126PW,118</text:p>
          </table:table-cell>
          <table:table-cell office:value-type="string" table:style-name="ce1">
            <text:p>Package_SO:TSSOP-14_4.4x5mm_P0.65m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U403,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74AHC00PW</text:p>
          </table:table-cell>
          <table:table-cell office:value-type="string" table:style-name="ce4">
            <text:p>74HC00</text:p>
          </table:table-cell>
          <table:table-cell office:value-type="string" table:style-name="ce4">
            <text:p>Package_SO:TSSOP-14_4.4x5mm_P0.65mm</text:p>
          </table:table-cell>
          <table:table-cell office:value-type="string" table:style-name="ce4">
            <text:p>quad 2-input NAND gate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U501, U502,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74LVC1G11</text:p>
          </table:table-cell>
          <table:table-cell office:value-type="string" table:style-name="ce4">
            <text:p>74LVC1G11</text:p>
          </table:table-cell>
          <table:table-cell office:value-type="string" table:style-name="ce4">
            <text:p>Package_TO_SOT_SMD:SOT-23-6_Handsoldering</text:p>
          </table:table-cell>
          <table:table-cell office:value-type="string" table:style-name="ce4">
            <text:p>Single AND 3 Input Gate, Low-Voltage CMO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U503,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74LVC2G02</text:p>
          </table:table-cell>
          <table:table-cell office:value-type="string" table:style-name="ce4">
            <text:p>74LVC2G02</text:p>
          </table:table-cell>
          <table:table-cell office:value-type="string" table:style-name="ce4">
            <text:p>Package_SO:TSSOP-8_3x3mm_P0.65mm</text:p>
          </table:table-cell>
          <table:table-cell office:value-type="string" table:style-name="ce4">
            <text:p>Dual NOR Gate, Low-Voltage CMO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U505,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74AHCT573PW</text:p>
          </table:table-cell>
          <table:table-cell office:value-type="string" table:style-name="ce4">
            <text:p>74AHCT573PW</text:p>
          </table:table-cell>
          <table:table-cell office:value-type="string" table:style-name="ce4">
            <text:p>Package_SO:TSSOP-20_4.4x6.5mm_P0.65mm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1">
            <text:p>U60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E5LP{1,2,4}K-SG48</text:p>
          </table:table-cell>
          <table:table-cell office:value-type="string" table:style-name="ce1">
            <text:p>ICE5LP1K-SG48</text:p>
          </table:table-cell>
          <table:table-cell office:value-type="string" table:style-name="ce1">
            <text:p>Package_DFN_QFN:QFN-48-1EP_7x7mm_P0.5mm_EP5.6x5.6mm</text:p>
          </table:table-cell>
          <table:table-cell office:value-type="string" table:style-name="ce1">
            <text:p>iCE40 Ultra FPGA, 1100 LUTs, 1.2V, 48-pin QFN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U701, U70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WM8524CGEDT</text:p>
          </table:table-cell>
          <table:table-cell office:value-type="string" table:style-name="ce5">
            <text:p>WM8524CGEDT</text:p>
          </table:table-cell>
          <table:table-cell office:value-type="string" table:style-name="ce5">
            <text:p>Package_SO:TSSOP-16_4.4x5mm_P0.65mm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5">
            <text:p>U702,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LM4890MX</text:p>
          </table:table-cell>
          <table:table-cell office:value-type="string" table:style-name="ce5">
            <text:p>LM4890MX</text:p>
          </table:table-cell>
          <table:table-cell office:value-type="string" table:style-name="ce5">
            <text:p>Package_SO:SOIC-8_3.9x4.9mm_P1.27mm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1">
            <text:p>U801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6100L</text:p>
          </table:table-cell>
          <table:table-cell office:value-type="string" table:style-name="ce1">
            <text:p>W6100L</text:p>
          </table:table-cell>
          <table:table-cell office:value-type="string" table:style-name="ce1">
            <text:p>Package_QFP:LQFP-48_7x7mm_P0.5m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X201,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G5032CAN_25.000000M-TJGA3</text:p>
          </table:table-cell>
          <table:table-cell office:value-type="string" table:style-name="ce4">
            <text:p>SG-5032CAN</text:p>
          </table:table-cell>
          <table:table-cell office:value-type="string" table:style-name="ce4">
            <text:p>Oscillator:Oscillator_SMD_SeikoEpson_SG8002LB-4Pin_5.0x3.2mm_HandSoldering</text:p>
          </table:table-cell>
          <table:table-cell office:value-type="string" table:style-name="ce4">
            <text:p>CMOS Clock Oscillator 1 to 75 MHz</text:p>
          </table:table-cell>
          <table:table-cell table:number-columns-repeated="16378" table:style-name="ce4"/>
        </table:table-row>
        <table:table-row table:number-rows-repeated="104850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Sýkora, Jaroslav (ADV D EU CZ PDS1 SIO 2)</dc:creator>
    <meta:creation-date>2023-05-05T12:03:21Z</meta:creation-date>
    <dc:date>2023-06-05T13:51:41Z</dc:date>
    <meta:editing-cycles>11</meta:editing-cycles>
    <meta:editing-duration>PT0S</meta:editing-duration>
    <meta:user-defined meta:name="MSIP_Label_6f75f480-7803-4ee9-bb54-84d0635fdbe7_Enabled">true</meta:user-defined>
    <meta:user-defined meta:name="MSIP_Label_6f75f480-7803-4ee9-bb54-84d0635fdbe7_SetDate">2023-06-05T13:51:41Z</meta:user-defined>
    <meta:user-defined meta:name="MSIP_Label_6f75f480-7803-4ee9-bb54-84d0635fdbe7_Method">Privileged</meta:user-defined>
    <meta:user-defined meta:name="MSIP_Label_6f75f480-7803-4ee9-bb54-84d0635fdbe7_Name">unrestricted</meta:user-defined>
    <meta:user-defined meta:name="MSIP_Label_6f75f480-7803-4ee9-bb54-84d0635fdbe7_SiteId">38ae3bcd-9579-4fd4-adda-b42e1495d55a</meta:user-defined>
    <meta:user-defined meta:name="MSIP_Label_6f75f480-7803-4ee9-bb54-84d0635fdbe7_ActionId">3b265d19-9607-4d53-9d7f-a6791d29a408</meta:user-defined>
    <meta:user-defined meta:name="MSIP_Label_6f75f480-7803-4ee9-bb54-84d0635fdbe7_ContentBits">0</meta:user-defined>
    <meta:user-defined meta:name="Document_Confidentiality">Unrestricted</meta:user-defined>
  </office:meta>
</office:document-meta>
</file>